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50000022814D06DE0.jpg"/>
  <manifest:file-entry manifest:media-type="image/jpeg" manifest:full-path="Pictures/10000000000004110000022891EF62C7.jpg"/>
  <manifest:file-entry manifest:media-type="image/jpeg" manifest:full-path="Pictures/100000000000040D000002272F5F9973.jpg"/>
  <manifest:file-entry manifest:media-type="image/jpeg" manifest:full-path="Pictures/100000000000040B00000223C3F36BB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0.4783in" svg:y="0.1484in" svg:width="10.0437in" svg:height="5.4374in" draw:z-index="0"><draw:image xlink:href="Pictures/10000000000004150000022814D06DE0.jp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graphics2" text:anchor-type="paragraph" svg:x="0.4374in" svg:y="0.1701in" svg:width="10.1374in" svg:height="5.7126in" draw:z-index="1"><draw:image xlink:href="Pictures/100000000000040D000002272F5F9973.jp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0.3728in" svg:y="0.089in" svg:width="10.1362in" svg:height="6.0598in" draw:z-index="2"><draw:image xlink:href="Pictures/10000000000004110000022891EF62C7.jp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graphics4" text:anchor-type="paragraph" svg:x="0.4862in" svg:y="0.1217in" svg:width="9.8516in" svg:height="6.2217in" draw:z-index="3"><draw:image xlink:href="Pictures/100000000000040B00000223C3F36BB1.jp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khil1 hatwar</meta:initial-creator>
    <meta:creation-date>2015-11-24T16:42:39</meta:creation-date>
    <meta:printed-by>nikhil1 hatwar</meta:printed-by>
    <meta:print-date>2015-11-24T16:54:47</meta:print-date>
    <meta:document-statistic meta:table-count="0" meta:image-count="4" meta:object-count="0" meta:page-count="6" meta:paragraph-count="1" meta:word-count="0" meta:character-count="3"/>
    <dc:date>2015-11-24T16:55:43</dc:date>
    <dc:creator>nikhil1 hatwar</dc:creator>
    <meta:editing-duration>PT00H02M43S</meta:editing-duration>
    <meta:editing-cycles>1</meta:editing-cycles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